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4.418541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66" table:default-cell-style-name="ce1"/>
        <table:table-row table:style-name="ro1">
          <table:table-cell office:value-type="string" table:number-columns-spanned="5" table:number-rows-spanned="1" table:style-name="ce13">
            <text:p><text:span text:style-name="T1">學校「應屆博士畢業生」之工作情形調查表</text:span></text:p>
          </table:table-cell>
          <table:covered-table-cell table:number-columns-repeated="4"/>
          <table:table-cell table:number-columns-repeated="15" table:style-name="ce2"/>
          <table:table-cell table:number-columns-repeated="16364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19">
            <text:p><text:span text:style-name="T5">單位</text:span></text:p>
          </table:table-cell>
          <table:table-cell office:value-type="string" table:number-columns-spanned="1" table:number-rows-spanned="2" table:style-name="ce19">
            <text:p><text:span text:style-name="T5">自行創業</text:span></text:p>
          </table:table-cell>
          <table:table-cell office:value-type="string" table:number-columns-spanned="2" table:number-rows-spanned="1" table:style-name="ce20">
            <text:p>政府機關</text:p>
          </table:table-cell>
          <table:covered-table-cell/>
          <table:table-cell office:value-type="string" table:number-columns-spanned="2" table:number-rows-spanned="1" table:style-name="ce21">
            <text:p><text:span text:style-name="T6">公</text:span>(<text:span text:style-name="T6">國</text:span>)<text:span text:style-name="T6">營、民營或企業單位</text:span></text:p>
          </table:table-cell>
          <table:covered-table-cell/>
          <table:table-cell office:value-type="string" table:number-columns-spanned="2" table:number-rows-spanned="1" table:style-name="ce20">
            <text:p>非營利法人團體</text:p>
          </table:table-cell>
          <table:covered-table-cell/>
          <table:table-cell office:value-type="string" table:number-columns-spanned="2" table:number-rows-spanned="1" table:style-name="ce20">
            <text:p>學術研究機構</text:p>
          </table:table-cell>
          <table:covered-table-cell/>
          <table:table-cell office:value-type="string" table:number-columns-spanned="2" table:number-rows-spanned="1" table:style-name="ce20">
            <text:p>學校</text:p>
          </table:table-cell>
          <table:covered-table-cell/>
          <table:table-cell office:value-type="string" table:number-columns-spanned="2" table:number-rows-spanned="1" table:style-name="ce20">
            <text:p>其它</text:p>
          </table:table-cell>
          <table:covered-table-cell/>
          <table:table-cell office:value-type="string" table:number-columns-spanned="2" table:number-rows-spanned="1" table:style-name="ce20">
            <text:p>小計</text:p>
          </table:table-cell>
          <table:covered-table-cell/>
          <table:table-cell office:value-type="string" table:number-columns-spanned="1" table:number-rows-spanned="2" table:style-name="ce19">
            <text:p><text:span text:style-name="T5">軍職義務役</text:span></text:p>
          </table:table-cell>
          <table:table-cell office:value-type="string" table:number-columns-spanned="1" table:number-rows-spanned="2" table:style-name="ce19">
            <text:p><text:span text:style-name="T5">待業者或未曾就業者</text:span></text:p>
          </table:table-cell>
          <table:table-cell office:value-type="string" table:number-columns-spanned="1" table:number-rows-spanned="2" table:style-name="ce19">
            <text:p><text:span text:style-name="T5">其它</text:span></text:p>
          </table:table-cell>
          <table:table-cell office:value-type="string" table:number-columns-spanned="1" table:number-rows-spanned="2" table:style-name="ce19">
            <text:p><text:span text:style-name="T5">總計</text:span></text:p>
          </table:table-cell>
          <table:table-cell table:number-columns-repeated="16364" table:style-name="ce2"/>
        </table:table-row>
        <table:table-row table:style-name="ro2">
          <table:covered-table-cell/>
          <table:covered-table-cell/>
          <table:table-cell office:value-type="string" table:style-name="ce5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7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5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6">
            <text:p>兼職</text:p>
          </table:table-cell>
          <table:table-cell office:value-type="string" table:style-name="ce6">
            <text:p>全職</text:p>
          </table:table-cell>
          <table:table-cell office:value-type="string" table:style-name="ce6">
            <text:p>兼職</text:p>
          </table:table-cell>
          <table:covered-table-cell/>
          <table:covered-table-cell/>
          <table:covered-table-cell/>
          <table:covered-table-cell/>
          <table:table-cell table:number-columns-repeated="16364" table:style-name="ce2"/>
        </table:table-row>
        <table:table-row table:style-name="ro3">
          <table:table-cell office:value-type="string" table:style-name="ce3">
            <text:p><text:span text:style-name="T2">教育研究所</text:span>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" table:style-name="ce4">
            <text:p>1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應用藝術研究所</text:span>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4" table:style-name="ce4">
            <text:p>4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社會與文化研究所</text:span>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4" table:style-name="ce4">
            <text:p>4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科技管理研究所</text:span>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0" table:style-name="ce4">
            <text:p>10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經營管理研究所</text:span>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5" table:style-name="ce4">
            <text:p>5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資訊管理與財務金融學系</text:span>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5" table:style-name="ce3">
            <text:p>5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0" table:style-name="ce4">
            <text:p>10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管理科學系</text:span>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9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4">
            <text:p>4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分子醫學與生物工程研究所</text:span>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" table:style-name="ce4">
            <text:p>1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生物科技學系</text:span>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7" table:style-name="ce4">
            <text:p>7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生物資訊及系統生物研究所</text:span>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3" table:style-name="ce4">
            <text:p>3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物理研究所</text:span>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3" table:style-name="ce4">
            <text:p>3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電子物理學系</text:span>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table:number-columns-repeated="5" table:style-name="ce3"/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table:number-columns-repeated="2" table:style-name="ce3"/>
          <table:table-cell office:value-type="float" office:value="13" table:style-name="ce4">
            <text:p>13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應用化學系</text:span>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14" table:style-name="ce4">
            <text:p>14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統計學研究所</text:span>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2" table:style-name="ce4">
            <text:p>2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應用數學系</text:span>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5" table:style-name="ce4">
            <text:p>5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工業工程與管理學系</text:span>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8" table:style-name="ce4">
            <text:p>8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光電工程學系</text:span></text:p>
          </table:table-cell>
          <table:table-cell table:number-columns-repeated="3" table:style-name="ce3"/>
          <table:table-cell office:value-type="float" office:value="11" table:style-name="ce3">
            <text:p>11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table:number-columns-repeated="5" table:style-name="ce3"/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9" table:style-name="ce4">
            <text:p>19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電子研究所</text:span></text:p>
          </table:table-cell>
          <table:table-cell table:number-columns-repeated="3" table:style-name="ce3"/>
          <table:table-cell office:value-type="float" office:value="26" table:style-name="ce3">
            <text:p>26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4" table:style-name="ce3">
            <text:p>4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table:number-columns-repeated="2" table:style-name="ce3"/>
          <table:table-cell office:value-type="float" office:value="39" table:style-name="ce4">
            <text:p>39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電信工程研究所</text:span>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table:number-columns-repeated="5" table:style-name="ce3"/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office:value-type="float" office:value="13" table:style-name="ce4">
            <text:p>13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電控工程研究所</text:span></text:p>
          </table:table-cell>
          <table:table-cell table:number-columns-repeated="3" table:style-name="ce3"/>
          <table:table-cell office:value-type="float" office:value="12" table:style-name="ce3">
            <text:p>1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16" table:style-name="ce4">
            <text:p>16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電機工程學系</text:span>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table:number-columns-repeated="9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2" table:style-name="ce4">
            <text:p>2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土木工程學系</text:span>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1" table:style-name="ce4">
            <text:p>11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材料科學與工程學系</text:span>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8" table:style-name="ce3">
            <text:p>28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table:number-columns-repeated="2" table:style-name="ce3"/>
          <table:table-cell office:value-type="float" office:value="38" table:style-name="ce4">
            <text:p>38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機械工程學系</text:span>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4" table:style-name="ce4">
            <text:p>14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環境工程研究所</text:span>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3" table:style-name="ce4">
            <text:p>3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資訊科學與工程研究所</text:span>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8" table:style-name="ce3">
            <text:p>8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4" table:style-name="ce4">
            <text:p>24</text:p>
          </table:table-cell>
          <table:table-cell table:number-columns-repeated="16364"/>
        </table:table-row>
        <table:table-row table:style-name="ro3">
          <table:table-cell office:value-type="string" table:style-name="ce3">
            <text:p><text:span text:style-name="T2">光電系統博士學位學程</text:span>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1" table:style-name="ce4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3">
            <text:p><text:span text:style-name="T2">運輸與物流管理學系</text:span>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table:number-columns-repeated="3" table:style-name="ce3"/>
          <table:table-cell office:value-type="float" office:value="6" table:style-name="ce4">
            <text:p>6</text:p>
          </table:table-cell>
          <table:table-cell table:number-columns-repeated="16364"/>
        </table:table-row>
        <table:table-row table:style-name="ro2">
          <table:table-cell office:value-type="string" table:style-name="ce8">
            <text:p><text:span text:style-name="T3">總計</text:span>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46" table:style-name="ce8">
            <text:p>146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0" table:style-name="ce8">
            <text:p>0</text:p>
          </table:table-cell>
          <table:table-cell office:value-type="float" office:value="44" table:style-name="ce8">
            <text:p>44</text:p>
          </table:table-cell>
          <table:table-cell office:value-type="float" office:value="0" table:style-name="ce8">
            <text:p>0</text:p>
          </table:table-cell>
          <table:table-cell office:value-type="float" office:value="26" table:style-name="ce8">
            <text:p>26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243" table:style-name="ce8">
            <text:p>243</text:p>
          </table:table-cell>
          <table:table-cell office:value-type="float" office:value="0" table:style-name="ce8">
            <text:p>0</text:p>
          </table:table-cell>
          <table:table-cell office:value-type="float" office:value="31" table:style-name="ce8">
            <text:p>31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280" table:style-name="ce8">
            <text:p>280</text:p>
          </table:table-cell>
          <table:table-cell table:number-columns-repeated="16364"/>
        </table:table-row>
        <table:table-row table:number-rows-repeated="2" table:style-name="ro3">
          <table:table-cell office:value-type="string" table:style-name="ce2">
            <text:p/>
          </table:table-cell>
          <table:table-cell table:number-columns-repeated="19" table:style-name="ce2"/>
          <table:table-cell table:number-columns-repeated="16364"/>
        </table:table-row>
        <table:table-row table:number-rows-repeated="104854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39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9:34Z</dc:date>
  </office:meta>
</office:document-meta>
</file>